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7cm" fo:min-width="0.13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9cm" fo:min-width="1.11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="Arrowheads_20_4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ffffd7" draw:textarea-horizontal-align="justify" draw:textarea-vertical-align="middle" draw:auto-grow-height="false" fo:min-height="0.674cm" fo:min-width="4.144cm" fo:wrap-option="no-wrap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23cm" fo:min-width="0.097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41cm" fo:min-width="0.77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="Arrowheads_20_1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2.905cm" fo:min-width="1.4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906cm" fo:min-width="11.491cm"/>
    </style:style>
    <style:style style:name="gr16" style:family="graphic" style:parent-style-name="standard">
      <style:graphic-properties svg:stroke-color="#000000" draw:fill-color="#ffffd7" draw:textarea-horizontal-align="justify" draw:textarea-vertical-align="middle" draw:auto-grow-height="false" fo:min-height="1.949cm" fo:min-width="7.02cm" fo:wrap-option="no-wrap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925cm" fo:min-width="4.887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Default-title">
      <style:graphic-properties fo:min-height="2.845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ro1" style:family="table-row">
      <style:table-row-properties style:row-height="1.087cm" style:use-optimal-row-height="false"/>
    </style:style>
    <style:style style:name="ro2" style:family="table-row">
      <style:table-row-properties style:row-height="1.252cm" style:use-optimal-row-height="false"/>
    </style:style>
    <style:style style:name="ce1" style:family="table-cell">
      <loext:graphic-properties draw:fill-color="#ffffff"/>
      <style:paragraph-properties fo:text-align="center" fo:border="0.03pt solid #000000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style:text-properties style:font-name="Liberation Mono1"/>
    </style:style>
    <style:style style:name="P5" style:family="paragraph">
      <loext:graphic-properties draw:fill="none" draw:fill-color="#ffffff"/>
      <style:text-properties style:font-name="Liberation Mono1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  <style:text-properties style:font-name="Liberation Mono1"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  <style:text-properties style:font-name="Liberation Mono1" fo:font-size="16pt" style:font-size-asian="16pt" style:font-size-complex="16pt"/>
    </style:style>
    <style:style style:name="P12" style:family="paragraph">
      <style:paragraph-properties fo:text-align="center" style:writing-mode="lr-tb"/>
      <style:text-properties style:font-name="Liberation Sans2" fo:font-size="16pt" fo:font-style="italic" style:font-size-asian="16pt" style:font-style-asian="italic" style:font-size-complex="16pt" style:font-style-complex="italic"/>
    </style:style>
    <style:style style:name="P13" style:family="paragraph">
      <loext:graphic-properties draw:fill-color="#ffffd7"/>
      <style:paragraph-properties fo:text-align="center" style:writing-mode="lr-tb"/>
      <style:text-properties style:font-name="Liberation Sans2" fo:font-size="16pt" fo:font-style="italic" style:font-size-asian="16pt" style:font-style-asian="italic" style:font-size-complex="16pt" style:font-style-complex="italic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00" draw:opacity="15%"/>
      <style:paragraph-properties fo:text-align="center"/>
    </style:style>
    <style:style style:name="P18" style:family="paragraph">
      <style:text-properties fo:color="#813709" loext:opacity="100%"/>
    </style:style>
    <style:style style:name="P19" style:family="paragraph">
      <loext:graphic-properties draw:fill="none" draw:fill-color="#ffffff"/>
      <style:text-properties fo:color="#813709" loext:opacity="100%" style:font-name="Liberation Mono1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color="#780373" loext:opacity="100%"/>
    </style:style>
    <style:style style:name="P21" style:family="paragraph">
      <loext:graphic-properties draw:fill="none" draw:fill-color="#ffffff"/>
      <style:text-properties fo:color="#780373" loext:opacity="100%" style:font-name="Liberation Mono1" fo:font-size="14pt" style:font-size-asian="14pt" style:font-size-complex="14pt"/>
    </style:style>
    <style:style style:name="P22" style:family="paragraph">
      <loext:graphic-properties draw:fill="none" draw:fill-color="#ffffff"/>
      <style:text-properties fo:font-style="italic" style:font-style-asian="italic" style:font-style-complex="italic"/>
    </style:style>
    <style:style style:name="P23" style:family="paragraph">
      <style:paragraph-properties fo:text-align="center" style:writing-mode="lr-tb"/>
      <style:text-properties style:font-name="Liberation Sans2" fo:font-size="16pt" fo:font-style="normal" style:font-size-asian="16pt" style:font-style-asian="normal" style:font-size-complex="16pt" style:font-style-complex="normal"/>
    </style:style>
    <style:style style:name="P24" style:family="paragraph">
      <loext:graphic-properties draw:fill-color="#ffffd7"/>
      <style:paragraph-properties fo:text-align="center" style:writing-mode="lr-tb"/>
      <style:text-properties style:font-name="Liberation Sans2" fo:font-size="16pt" fo:font-style="normal" style:font-size-asian="16pt" style:font-style-asian="normal" style:font-size-complex="16pt" style:font-style-complex="normal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Liberation Mono1"/>
    </style:style>
    <style:style style:name="T6" style:family="text">
      <style:text-properties style:font-name="Liberation Mono1" fo:font-size="16pt" style:font-size-asian="16pt" style:font-size-complex="16pt"/>
    </style:style>
    <style:style style:name="T7" style:family="text">
      <style:text-properties style:font-name="Liberation Sans2" fo:font-size="16pt" fo:font-style="italic" style:font-size-asian="16pt" style:font-style-asian="italic" style:font-size-complex="16pt" style:font-style-complex="italic"/>
    </style:style>
    <style:style style:name="T8" style:family="text">
      <style:text-properties fo:color="#813709" loext:opacity="100%" style:font-name="Liberation Mono1"/>
    </style:style>
    <style:style style:name="T9" style:family="text">
      <style:text-properties fo:color="#780373" loext:opacity="100%" style:font-name="Liberation Mono1"/>
    </style:style>
    <style:style style:name="T10" style:family="text">
      <style:text-properties fo:color="#813709" loext:opacity="100%" style:font-name="Liberation Mono1" fo:font-size="14pt" style:font-size-asian="14pt" style:font-size-complex="14pt"/>
    </style:style>
    <style:style style:name="T11" style:family="text">
      <style:text-properties fo:color="#780373" loext:opacity="100%" style:font-name="Liberation Mono1" fo:font-size="14pt" style:font-size-asian="14pt" style:font-size-complex="1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2"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45cm" svg:x="1.4cm" svg:y="0.52cm" presentation:class="title" presentation:user-transformed="true">
          <draw:text-box>
            <text:p><text:span text:style-name="T1">Think Java 2</text:span><text:span text:style-name="T2">nd</text:span><text:span text:style-name="T1"> Edition</text:span><text:span text:style-name="T1"><text:line-break/></text:span><text:span text:style-name="T1">Extra Exercises Book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5<text:span text:style-name="T3">—Arrays of Array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Single-Dimensional Arrays</text:span></text:p>
          </draw:text-box>
        </draw:frame>
        <draw:frame draw:style-name="gr2" draw:text-style-name="P5" draw:layer="layout" svg:width="23.133cm" svg:height="1.093cm" svg:x="2.452cm" svg:y="9.688cm">
          <draw:text-box>
            <text:p text:style-name="P4"><text:span text:style-name="T5">double [] maxTemps = {6.0, 4.6, 7.2, 14.5, 11.2, 5.4, 5.1};</text:span></text:p>
          </draw:text-box>
        </draw:frame>
        <draw:frame draw:style-name="standard" draw:layer="layout" svg:width="14.098cm" svg:height="2.338cm" svg:x="7.319cm" svg:y="3.147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M</text:p>
              </table:table-cell>
              <table:table-cell>
                <text:p text:style-name="P6">T</text:p>
              </table:table-cell>
              <table:table-cell>
                <text:p text:style-name="P6">W</text:p>
              </table:table-cell>
              <table:table-cell>
                <text:p text:style-name="P6">Th</text:p>
              </table:table-cell>
              <table:table-cell>
                <text:p text:style-name="P6">F</text:p>
              </table:table-cell>
              <table:table-cell>
                <text:p text:style-name="P6">Sa</text:p>
              </table:table-cell>
              <table:table-cell>
                <text:p text:style-name="P6">Su</text:p>
              </table:table-cell>
            </table:table-row>
            <table:table-row table:style-name="ro2" table:default-cell-style-name="ce1">
              <table:table-cell>
                <text:p text:style-name="P6">6.0</text:p>
              </table:table-cell>
              <table:table-cell>
                <text:p text:style-name="P6">4.6</text:p>
              </table:table-cell>
              <table:table-cell>
                <text:p text:style-name="P6">7.2</text:p>
              </table:table-cell>
              <table:table-cell>
                <text:p text:style-name="P6">14.5</text:p>
              </table:table-cell>
              <table:table-cell>
                <text:p text:style-name="P6">11.2</text:p>
              </table:table-cell>
              <table:table-cell>
                <text:p text:style-name="P6">5.4</text:p>
              </table:table-cell>
              <table:table-cell>
                <text:p text:style-name="P6">5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3.211cm" svg:height="0.89cm" svg:x="4.502cm" svg:y="7.021cm">
          <draw:text-box>
            <text:p text:style-name="P7"><text:span text:style-name="T6">maxTemps</text:span></text:p>
          </draw:text-box>
        </draw:frame>
        <draw:custom-shape draw:style-name="gr4" draw:text-style-name="P9" xml:id="id1" draw:id="id1" draw:layer="layout" svg:width="0.631cm" svg:height="0.607cm" svg:x="7.622cm" svg:y="7.1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" draw:id="id2" draw:layer="layout" svg:width="1.65cm" svg:height="1.674cm" svg:x="10.794cm" svg:y="6.603cm">
          <text:p text:style-name="P10"><text:span text:style-name="T6">6.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2.394cm" svg:y="6.603cm">
          <text:p text:style-name="P10"><text:span text:style-name="T6">4.6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3.994cm" svg:y="6.603cm">
          <text:p text:style-name="P10"><text:span text:style-name="T6">7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5.594cm" svg:y="6.603cm">
          <text:p text:style-name="P10"><text:span text:style-name="T6">14.5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7.194cm" svg:y="6.603cm">
          <text:p text:style-name="P10"><text:span text:style-name="T6">11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8.794cm" svg:y="6.603cm">
          <text:p text:style-name="P10"><text:span text:style-name="T6">5.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0.394cm" svg:y="6.603cm">
          <text:p text:style-name="P10"><text:span text:style-name="T6">5.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8.253cm" svg:y1="7.44cm" svg:x2="10.794cm" svg:y2="7.44cm" draw:start-shape="id1" draw:start-glue-point="1" draw:end-shape="id2" draw:end-glue-point="3" svg:d="M8253 7440h2541" svg:viewBox="0 0 2542 1">
          <text:p/>
        </draw:connector>
        <draw:custom-shape draw:style-name="gr7" draw:text-style-name="P13" draw:layer="layout" svg:width="4.643cm" svg:height="0.923cm" svg:x="1.038cm" svg:y="2.864cm">
          <text:p text:style-name="P12"><text:span text:style-name="T7">Original data</text:span></text:p>
          <draw:enhanced-geometry svg:viewBox="0 0 21600 21600" draw:glue-points="10800 0 0 10800 10800 21600 21600 10800 ?f40 ?f41" draw:text-areas="0 0 21600 21600" draw:type="rectangular-callout" draw:modifiers="28144.1860465116 42568.83116883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4.643cm" svg:height="0.923cm" svg:x="1.038cm" svg:y="5.109cm">
          <text:p text:style-name="P12"><text:span text:style-name="T7">Memory diagram</text:span></text:p>
          <draw:enhanced-geometry svg:viewBox="0 0 21600 21600" draw:glue-points="10800 0 0 10800 10800 21600 21600 10800 ?f40 ?f41" draw:text-areas="0 0 21600 21600" draw:type="rectangular-callout" draw:modifiers="28144.1860465116 42568.83116883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4.643cm" svg:height="0.923cm" svg:x="1.281cm" svg:y="11.213cm">
          <text:p text:style-name="P12"><text:span text:style-name="T7">Java code</text:span></text:p>
          <draw:enhanced-geometry svg:viewBox="0 0 21600 21600" draw:glue-points="10800 0 0 10800 10800 21600 21600 10800 ?f40 ?f41" draw:text-areas="0 0 21600 21600" draw:type="rectangular-callout" draw:modifiers="29832.5581395349 -10729.87012987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Two-Dimensional Arrays</text:span></text:p>
          </draw:text-box>
        </draw:frame>
        <draw:frame draw:style-name="standard" draw:layer="layout" svg:width="14.098cm" svg:height="3.59cm" svg:x="7.319cm" svg:y="3.147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M</text:p>
              </table:table-cell>
              <table:table-cell>
                <text:p text:style-name="P6">T</text:p>
              </table:table-cell>
              <table:table-cell>
                <text:p text:style-name="P6">W</text:p>
              </table:table-cell>
              <table:table-cell>
                <text:p text:style-name="P6">Th</text:p>
              </table:table-cell>
              <table:table-cell>
                <text:p text:style-name="P6">F</text:p>
              </table:table-cell>
              <table:table-cell>
                <text:p text:style-name="P6">Sa</text:p>
              </table:table-cell>
              <table:table-cell>
                <text:p text:style-name="P6">Su</text:p>
              </table:table-cell>
            </table:table-row>
            <table:table-row table:style-name="ro2" table:default-cell-style-name="ce1">
              <table:table-cell>
                <text:p text:style-name="P6">6.0</text:p>
              </table:table-cell>
              <table:table-cell>
                <text:p text:style-name="P6">4.6</text:p>
              </table:table-cell>
              <table:table-cell>
                <text:p text:style-name="P6">7.2</text:p>
              </table:table-cell>
              <table:table-cell>
                <text:p text:style-name="P6">14.5</text:p>
              </table:table-cell>
              <table:table-cell>
                <text:p text:style-name="P6">11.2</text:p>
              </table:table-cell>
              <table:table-cell>
                <text:p text:style-name="P6">5.4</text:p>
              </table:table-cell>
              <table:table-cell>
                <text:p text:style-name="P6">5.1</text:p>
              </table:table-cell>
            </table:table-row>
            <table:table-row table:style-name="ro2" table:default-cell-style-name="ce1">
              <table:table-cell>
                <text:p text:style-name="P6">7.2</text:p>
              </table:table-cell>
              <table:table-cell>
                <text:p text:style-name="P6">12.8</text:p>
              </table:table-cell>
              <table:table-cell>
                <text:p text:style-name="P6">12.8</text:p>
              </table:table-cell>
              <table:table-cell>
                <text:p text:style-name="P6">12.4</text:p>
              </table:table-cell>
              <table:table-cell>
                <text:p text:style-name="P6">12.2</text:p>
              </table:table-cell>
              <table:table-cell>
                <text:p text:style-name="P6">6.2</text:p>
              </table:table-cell>
              <table:table-cell>
                <text:p text:style-name="P6">1.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8" draw:layer="layout" svg:width="3.211cm" svg:height="0.89cm" svg:x="4.502cm" svg:y="7.921cm">
          <draw:text-box>
            <text:p text:style-name="P7"><text:span text:style-name="T6">maxTemps</text:span></text:p>
          </draw:text-box>
        </draw:frame>
        <draw:custom-shape draw:style-name="gr8" draw:text-style-name="P9" xml:id="id3" draw:id="id3" draw:layer="layout" svg:width="0.631cm" svg:height="0.607cm" svg:x="7.713cm" svg:y="8.1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6" draw:id="id6" draw:layer="layout" svg:width="1.65cm" svg:height="1.674cm" svg:x="12.905cm" svg:y="7.503cm">
          <text:p text:style-name="P10"><text:span text:style-name="T6">6.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4.505cm" svg:y="7.503cm">
          <text:p text:style-name="P10"><text:span text:style-name="T6">4.6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6.105cm" svg:y="7.503cm">
          <text:p text:style-name="P10"><text:span text:style-name="T6">7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7.705cm" svg:y="7.503cm">
          <text:p text:style-name="P10"><text:span text:style-name="T6">14.5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9.305cm" svg:y="7.503cm">
          <text:p text:style-name="P10"><text:span text:style-name="T6">11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0.905cm" svg:y="7.503cm">
          <text:p text:style-name="P10"><text:span text:style-name="T6">5.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2.505cm" svg:y="7.503cm">
          <text:p text:style-name="P10"><text:span text:style-name="T6">5.1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643cm" svg:height="0.923cm" svg:x="1.038cm" svg:y="2.864cm">
          <text:p text:style-name="P12"><text:span text:style-name="T7">Original data</text:span></text:p>
          <draw:enhanced-geometry svg:viewBox="0 0 21600 21600" draw:glue-points="10800 0 0 10800 10800 21600 21600 10800 ?f40 ?f41" draw:text-areas="0 0 21600 21600" draw:type="rectangular-callout" draw:modifiers="28144.1860465116 42568.83116883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4.643cm" svg:height="0.923cm" svg:x="0.528cm" svg:y="5.886cm">
          <text:p text:style-name="P12"><text:span text:style-name="T7">Memory diagram</text:span></text:p>
          <draw:enhanced-geometry svg:viewBox="0 0 21600 21600" draw:glue-points="10800 0 0 10800 10800 21600 21600 10800 ?f40 ?f41" draw:text-areas="0 0 21600 21600" draw:type="rectangular-callout" draw:modifiers="28144.1860465116 42568.83116883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1" xml:id="id8" draw:id="id8" draw:layer="layout" svg:width="1.65cm" svg:height="1.674cm" svg:x="12.857cm" svg:y="9.591cm">
          <text:p text:style-name="P10"><text:span text:style-name="T6">7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4.457cm" svg:y="9.591cm">
          <text:p text:style-name="P10"><text:span text:style-name="T6">12.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6.057cm" svg:y="9.591cm">
          <text:p text:style-name="P10"><text:span text:style-name="T6">12.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7.657cm" svg:y="9.591cm">
          <text:p text:style-name="P10"><text:span text:style-name="T6">12.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9.257cm" svg:y="9.591cm">
          <text:p text:style-name="P10"><text:span text:style-name="T6">12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0.857cm" svg:y="9.591cm">
          <text:p text:style-name="P10"><text:span text:style-name="T6">6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2.457cm" svg:y="9.591cm">
          <text:p text:style-name="P10"><text:span text:style-name="T6">1.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4" draw:id="id4" draw:layer="layout" svg:width="1.311cm" svg:height="2.425cm" svg:x="9.661cm" svg:y="7.2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5" draw:id="id5" draw:layer="layout" svg:width="0.631cm" svg:height="0.607cm" svg:x="10.019cm" svg:y="7.5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7" draw:id="id7" draw:layer="layout" svg:width="0.631cm" svg:height="0.607cm" svg:x="10.019cm" svg:y="8.765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8.344cm" svg:y1="8.448cm" svg:x2="9.661cm" svg:y2="8.448cm" draw:start-shape="id3" draw:start-glue-point="1" draw:end-shape="id4" draw:end-glue-point="3" svg:d="M8344 8448h1317" svg:viewBox="0 0 1318 1">
          <text:p/>
        </draw:connector>
        <draw:connector draw:style-name="gr11" draw:text-style-name="P15" draw:layer="layout" draw:type="line" svg:x1="10.65cm" svg:y1="7.855cm" svg:x2="12.905cm" svg:y2="8.34cm" draw:start-shape="id5" draw:start-glue-point="1" draw:end-shape="id6" draw:end-glue-point="3" svg:d="M10650 7855l2255 485" svg:viewBox="0 0 2256 486">
          <text:p/>
        </draw:connector>
        <draw:connector draw:style-name="gr12" draw:text-style-name="P15" draw:layer="layout" draw:type="line" svg:x1="10.65cm" svg:y1="9.068cm" svg:x2="12.857cm" svg:y2="10.428cm" draw:start-shape="id7" draw:start-glue-point="1" draw:end-shape="id8" draw:end-glue-point="3" svg:d="M10650 9068l2207 1360" svg:viewBox="0 0 2208 1361">
          <text:p/>
        </draw:connector>
        <draw:frame draw:style-name="gr3" draw:text-style-name="P16" draw:layer="layout" svg:width="18.371cm" svg:height="0.962cm" svg:x="3.811cm" svg:y="12.453cm">
          <draw:text-box>
            <text:p>In Java, a two-dimensional array is stored as an array of arrays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Two-Dimensional Arrays</text:span></text:p>
          </draw:text-box>
        </draw:frame>
        <draw:frame draw:style-name="gr3" draw:text-style-name="P8" draw:layer="layout" svg:width="3.211cm" svg:height="0.89cm" svg:x="4.38cm" svg:y="3.942cm">
          <draw:text-box>
            <text:p text:style-name="P7"><text:span text:style-name="T6">maxTemps</text:span></text:p>
          </draw:text-box>
        </draw:frame>
        <draw:custom-shape draw:style-name="gr8" draw:text-style-name="P9" xml:id="id9" draw:id="id9" draw:layer="layout" svg:width="0.631cm" svg:height="0.607cm" svg:x="7.591cm" svg:y="4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12" draw:id="id12" draw:layer="layout" svg:width="1.65cm" svg:height="1.674cm" svg:x="12.783cm" svg:y="3.524cm">
          <text:p text:style-name="P10"><text:span text:style-name="T6">6.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4.383cm" svg:y="3.524cm">
          <text:p text:style-name="P10"><text:span text:style-name="T6">4.6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5.983cm" svg:y="3.524cm">
          <text:p text:style-name="P10"><text:span text:style-name="T6">7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7.583cm" svg:y="3.524cm">
          <text:p text:style-name="P10"><text:span text:style-name="T6">14.5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9.183cm" svg:y="3.524cm">
          <text:p text:style-name="P10"><text:span text:style-name="T6">11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0.783cm" svg:y="3.524cm">
          <text:p text:style-name="P10"><text:span text:style-name="T6">5.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2.383cm" svg:y="3.524cm">
          <text:p text:style-name="P10"><text:span text:style-name="T6">5.1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14" draw:id="id14" draw:layer="layout" svg:width="1.65cm" svg:height="1.674cm" svg:x="12.735cm" svg:y="5.612cm">
          <text:p text:style-name="P10"><text:span text:style-name="T6">7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4.335cm" svg:y="5.612cm">
          <text:p text:style-name="P10"><text:span text:style-name="T6">12.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5.935cm" svg:y="5.612cm">
          <text:p text:style-name="P10"><text:span text:style-name="T6">12.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7.535cm" svg:y="5.612cm">
          <text:p text:style-name="P10"><text:span text:style-name="T6">12.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9.135cm" svg:y="5.612cm">
          <text:p text:style-name="P10"><text:span text:style-name="T6">12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0.735cm" svg:y="5.612cm">
          <text:p text:style-name="P10"><text:span text:style-name="T6">6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2.335cm" svg:y="5.612cm">
          <text:p text:style-name="P10"><text:span text:style-name="T6">1.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10" draw:id="id10" draw:layer="layout" svg:width="1.311cm" svg:height="2.425cm" svg:x="9.539cm" svg:y="3.2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1" draw:id="id11" draw:layer="layout" svg:width="0.631cm" svg:height="0.607cm" svg:x="9.897cm" svg:y="3.5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3" draw:id="id13" draw:layer="layout" svg:width="0.631cm" svg:height="0.607cm" svg:x="9.897cm" svg:y="4.786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8.222cm" svg:y1="4.469cm" svg:x2="9.539cm" svg:y2="4.469cm" draw:start-shape="id9" draw:start-glue-point="1" draw:end-shape="id10" draw:end-glue-point="3" svg:d="M8222 4469h1317" svg:viewBox="0 0 1318 1">
          <text:p/>
        </draw:connector>
        <draw:connector draw:style-name="gr11" draw:text-style-name="P15" draw:layer="layout" draw:type="line" svg:x1="10.528cm" svg:y1="3.876cm" svg:x2="12.783cm" svg:y2="4.361cm" draw:start-shape="id11" draw:start-glue-point="1" draw:end-shape="id12" draw:end-glue-point="3" svg:d="M10528 3876l2255 485" svg:viewBox="0 0 2256 486">
          <text:p/>
        </draw:connector>
        <draw:connector draw:style-name="gr12" draw:text-style-name="P15" draw:layer="layout" draw:type="line" svg:x1="10.528cm" svg:y1="5.089cm" svg:x2="12.735cm" svg:y2="6.449cm" draw:start-shape="id13" draw:start-glue-point="1" draw:end-shape="id14" draw:end-glue-point="3" svg:d="M10528 5089l2207 1360" svg:viewBox="0 0 2208 1361">
          <text:p/>
        </draw:connector>
        <draw:frame draw:style-name="gr3" draw:text-style-name="P5" draw:layer="layout" svg:width="16.504cm" svg:height="3.131cm" svg:x="4.976cm" svg:y="9.345cm">
          <draw:text-box>
            <text:p><text:span text:style-name="T5">double [][] maxTemps = {</text:span></text:p>
            <text:p><text:span text:style-name="T5"><text:s text:c="3"/></text:span><text:span text:style-name="T5">{6.0, 4.6, 7.2, 14.5, 11.2, 5.4, 5.1},</text:span></text:p>
            <text:p><text:span text:style-name="T5"><text:s text:c="3"/></text:span><text:span text:style-name="T5">{7.2, 12.8, 12.8, 12.4, 12.2, 6.2, 1.6}</text:span></text:p>
            <text:p><text:span text:style-name="T5">}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Two-Dimensional Arrays</text:span></text:p>
          </draw:text-box>
        </draw:frame>
        <draw:frame draw:style-name="gr3" draw:text-style-name="P8" draw:layer="layout" svg:width="3.211cm" svg:height="0.89cm" svg:x="4.38cm" svg:y="3.942cm">
          <draw:text-box>
            <text:p text:style-name="P7"><text:span text:style-name="T6">maxTemps</text:span></text:p>
          </draw:text-box>
        </draw:frame>
        <draw:custom-shape draw:style-name="gr8" draw:text-style-name="P9" xml:id="id15" draw:id="id15" draw:layer="layout" svg:width="0.631cm" svg:height="0.607cm" svg:x="7.591cm" svg:y="4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18" draw:id="id18" draw:layer="layout" svg:width="1.65cm" svg:height="1.674cm" svg:x="12.783cm" svg:y="3.524cm">
          <text:p text:style-name="P10"><text:span text:style-name="T6">6.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4.383cm" svg:y="3.524cm">
          <text:p text:style-name="P10"><text:span text:style-name="T6">4.6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5.983cm" svg:y="3.524cm">
          <text:p text:style-name="P10"><text:span text:style-name="T6">7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7.583cm" svg:y="3.524cm">
          <text:p text:style-name="P10"><text:span text:style-name="T6">14.5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9.183cm" svg:y="3.524cm">
          <text:p text:style-name="P10"><text:span text:style-name="T6">11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0.783cm" svg:y="3.524cm">
          <text:p text:style-name="P10"><text:span text:style-name="T6">5.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2.383cm" svg:y="3.524cm">
          <text:p text:style-name="P10"><text:span text:style-name="T6">5.1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20" draw:id="id20" draw:layer="layout" svg:width="1.65cm" svg:height="1.674cm" svg:x="12.735cm" svg:y="5.612cm">
          <text:p text:style-name="P10"><text:span text:style-name="T6">7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4.335cm" svg:y="5.612cm">
          <text:p text:style-name="P10"><text:span text:style-name="T6">12.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5.935cm" svg:y="5.612cm">
          <text:p text:style-name="P10"><text:span text:style-name="T6">12.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7.535cm" svg:y="5.612cm">
          <text:p text:style-name="P10"><text:span text:style-name="T6">12.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9.135cm" svg:y="5.612cm">
          <text:p text:style-name="P10"><text:span text:style-name="T6">12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0.735cm" svg:y="5.612cm">
          <text:p text:style-name="P10"><text:span text:style-name="T6">6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2.335cm" svg:y="5.612cm">
          <text:p text:style-name="P10"><text:span text:style-name="T6">1.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16" draw:id="id16" draw:layer="layout" svg:width="1.311cm" svg:height="2.425cm" svg:x="9.539cm" svg:y="3.2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7" draw:id="id17" draw:layer="layout" svg:width="0.631cm" svg:height="0.607cm" svg:x="9.897cm" svg:y="3.5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9" draw:id="id19" draw:layer="layout" svg:width="0.631cm" svg:height="0.607cm" svg:x="9.897cm" svg:y="4.786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8.222cm" svg:y1="4.469cm" svg:x2="9.539cm" svg:y2="4.469cm" draw:start-shape="id15" draw:start-glue-point="1" draw:end-shape="id16" draw:end-glue-point="3" svg:d="M8222 4469h1317" svg:viewBox="0 0 1318 1">
          <text:p/>
        </draw:connector>
        <draw:connector draw:style-name="gr11" draw:text-style-name="P15" draw:layer="layout" draw:type="line" svg:x1="10.528cm" svg:y1="3.876cm" svg:x2="12.783cm" svg:y2="4.361cm" draw:start-shape="id17" draw:start-glue-point="1" draw:end-shape="id18" draw:end-glue-point="3" svg:d="M10528 3876l2255 485" svg:viewBox="0 0 2256 486">
          <text:p/>
        </draw:connector>
        <draw:connector draw:style-name="gr12" draw:text-style-name="P15" draw:layer="layout" draw:type="line" svg:x1="10.528cm" svg:y1="5.089cm" svg:x2="12.735cm" svg:y2="6.449cm" draw:start-shape="id19" draw:start-glue-point="1" draw:end-shape="id20" draw:end-glue-point="3" svg:d="M10528 5089l2207 1360" svg:viewBox="0 0 2208 1361">
          <text:p/>
        </draw:connector>
        <draw:frame draw:style-name="gr3" draw:text-style-name="P16" draw:layer="layout" svg:width="15.581cm" svg:height="2.44cm" svg:x="3.811cm" svg:y="8.302cm">
          <draw:text-box>
            <text:p>To get the number of rows in a two-dimensional array:</text:p>
            <text:p/>
            <text:p><text:tab/><text:span text:style-name="T5">int nRows = maxTemps.length;</text:span></text:p>
          </draw:text-box>
        </draw:frame>
        <draw:custom-shape draw:style-name="gr13" draw:text-style-name="P17" draw:layer="layout" svg:width="1.966cm" svg:height="3.155cm" svg:x="9.224cm" svg:y="2.96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Two-Dimensional Arrays</text:span></text:p>
          </draw:text-box>
        </draw:frame>
        <draw:frame draw:style-name="gr3" draw:text-style-name="P8" draw:layer="layout" svg:width="3.211cm" svg:height="0.89cm" svg:x="4.38cm" svg:y="3.942cm">
          <draw:text-box>
            <text:p text:style-name="P7"><text:span text:style-name="T6">maxTemps</text:span></text:p>
          </draw:text-box>
        </draw:frame>
        <draw:custom-shape draw:style-name="gr8" draw:text-style-name="P9" xml:id="id21" draw:id="id21" draw:layer="layout" svg:width="0.631cm" svg:height="0.607cm" svg:x="7.591cm" svg:y="4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4" draw:id="id24" draw:layer="layout" svg:width="1.65cm" svg:height="1.674cm" svg:x="12.783cm" svg:y="3.524cm">
          <text:p text:style-name="P10"><text:span text:style-name="T6">6.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4.383cm" svg:y="3.524cm">
          <text:p text:style-name="P10"><text:span text:style-name="T6">4.6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5.983cm" svg:y="3.524cm">
          <text:p text:style-name="P10"><text:span text:style-name="T6">7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7.583cm" svg:y="3.524cm">
          <text:p text:style-name="P10"><text:span text:style-name="T6">14.5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9.183cm" svg:y="3.524cm">
          <text:p text:style-name="P10"><text:span text:style-name="T6">11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0.783cm" svg:y="3.524cm">
          <text:p text:style-name="P10"><text:span text:style-name="T6">5.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2.383cm" svg:y="3.524cm">
          <text:p text:style-name="P10"><text:span text:style-name="T6">5.1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26" draw:id="id26" draw:layer="layout" svg:width="1.65cm" svg:height="1.674cm" svg:x="12.735cm" svg:y="5.612cm">
          <text:p text:style-name="P10"><text:span text:style-name="T6">7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4.335cm" svg:y="5.612cm">
          <text:p text:style-name="P10"><text:span text:style-name="T6">12.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5.935cm" svg:y="5.612cm">
          <text:p text:style-name="P10"><text:span text:style-name="T6">12.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7.535cm" svg:y="5.612cm">
          <text:p text:style-name="P10"><text:span text:style-name="T6">12.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9.135cm" svg:y="5.612cm">
          <text:p text:style-name="P10"><text:span text:style-name="T6">12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0.735cm" svg:y="5.612cm">
          <text:p text:style-name="P10"><text:span text:style-name="T6">6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22.335cm" svg:y="5.612cm">
          <text:p text:style-name="P10"><text:span text:style-name="T6">1.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22" draw:id="id22" draw:layer="layout" svg:width="1.311cm" svg:height="2.425cm" svg:x="9.539cm" svg:y="3.2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23" draw:id="id23" draw:layer="layout" svg:width="0.631cm" svg:height="0.607cm" svg:x="9.897cm" svg:y="3.5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25" draw:id="id25" draw:layer="layout" svg:width="0.631cm" svg:height="0.607cm" svg:x="9.897cm" svg:y="4.786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8.222cm" svg:y1="4.469cm" svg:x2="9.539cm" svg:y2="4.469cm" draw:start-shape="id21" draw:start-glue-point="1" draw:end-shape="id22" draw:end-glue-point="3" svg:d="M8222 4469h1317" svg:viewBox="0 0 1318 1">
          <text:p/>
        </draw:connector>
        <draw:connector draw:style-name="gr11" draw:text-style-name="P15" draw:layer="layout" draw:type="line" svg:x1="10.528cm" svg:y1="3.876cm" svg:x2="12.783cm" svg:y2="4.361cm" draw:start-shape="id23" draw:start-glue-point="1" draw:end-shape="id24" draw:end-glue-point="3" svg:d="M10528 3876l2255 485" svg:viewBox="0 0 2256 486">
          <text:p/>
        </draw:connector>
        <draw:connector draw:style-name="gr12" draw:text-style-name="P15" draw:layer="layout" draw:type="line" svg:x1="10.528cm" svg:y1="5.089cm" svg:x2="12.735cm" svg:y2="6.449cm" draw:start-shape="id25" draw:start-glue-point="1" draw:end-shape="id26" draw:end-glue-point="3" svg:d="M10528 5089l2207 1360" svg:viewBox="0 0 2208 1361">
          <text:p/>
        </draw:connector>
        <draw:frame draw:style-name="gr14" draw:text-style-name="P16" draw:layer="layout" svg:width="18.671cm" svg:height="3.151cm" svg:x="3.811cm" svg:y="8.302cm">
          <draw:text-box>
            <text:p>To get the number of columns in a two-dimensional array, get the length of a sub-array:</text:p>
            <text:p/>
            <text:p><text:tab/><text:span text:style-name="T5">int nCols = maxTemps[0].length;</text:span></text:p>
          </draw:text-box>
        </draw:frame>
        <draw:custom-shape draw:style-name="gr15" draw:text-style-name="P17" draw:layer="layout" svg:width="11.991cm" svg:height="2.156cm" svg:x="12.525cm" svg:y="3.257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Accessing Two-Dimensional Arrays</text:span></text:p>
          </draw:text-box>
        </draw:frame>
        <draw:custom-shape draw:style-name="gr5" draw:text-style-name="P11" draw:layer="layout" svg:width="1.65cm" svg:height="1.674cm" svg:x="8.851cm" svg:y="3.524cm">
          <text:p text:style-name="P10"><text:span text:style-name="T6">6.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0.451cm" svg:y="3.524cm">
          <text:p text:style-name="P10"><text:span text:style-name="T6">4.6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2.051cm" svg:y="3.524cm">
          <text:p text:style-name="P10"><text:span text:style-name="T6">7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3.651cm" svg:y="3.524cm">
          <text:p text:style-name="P10"><text:span text:style-name="T6">14.5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5.251cm" svg:y="3.524cm">
          <text:p text:style-name="P10"><text:span text:style-name="T6">11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6.851cm" svg:y="3.524cm">
          <text:p text:style-name="P10"><text:span text:style-name="T6">5.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8.451cm" svg:y="3.524cm">
          <text:p text:style-name="P10"><text:span text:style-name="T6">5.1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8.851cm" svg:y="5.112cm">
          <text:p text:style-name="P10"><text:span text:style-name="T6">7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0.451cm" svg:y="5.112cm">
          <text:p text:style-name="P10"><text:span text:style-name="T6">12.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2.051cm" svg:y="5.112cm">
          <text:p text:style-name="P10"><text:span text:style-name="T6">12.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3.651cm" svg:y="5.112cm">
          <text:p text:style-name="P10"><text:span text:style-name="T6">12.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5.251cm" svg:y="5.112cm">
          <text:p text:style-name="P10"><text:span text:style-name="T6">12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6.851cm" svg:y="5.112cm">
          <text:p text:style-name="P10"><text:span text:style-name="T6">6.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65cm" svg:height="1.674cm" svg:x="18.451cm" svg:y="5.112cm">
          <text:p text:style-name="P10"><text:span text:style-name="T6">1.6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8.503cm" svg:height="1.691cm" svg:x="4.976cm" svg:y="9.345cm">
          <draw:text-box>
            <text:p><text:span text:style-name="T5">maxTemps</text:span><text:span text:style-name="T8">[0]</text:span><text:span text:style-name="T9">[2]</text:span><text:span text:style-name="T5"> → 7.2</text:span></text:p>
            <text:p><text:span text:style-name="T5">maxTemps</text:span><text:span text:style-name="T8">[1]</text:span><text:span text:style-name="T9">[4]</text:span><text:span text:style-name="T5"> → 12.2</text:span></text:p>
          </draw:text-box>
        </draw:frame>
        <draw:frame draw:style-name="gr3" draw:text-style-name="P19" draw:layer="layout" svg:width="1.391cm" svg:height="0.81cm" svg:x="7.416cm" svg:y="4.024cm">
          <draw:text-box>
            <text:p text:style-name="P18"><text:span text:style-name="T10">[0]</text:span></text:p>
          </draw:text-box>
        </draw:frame>
        <draw:frame draw:style-name="gr3" draw:text-style-name="P19" draw:layer="layout" svg:width="1.391cm" svg:height="0.81cm" svg:x="7.417cm" svg:y="5.524cm">
          <draw:text-box>
            <text:p text:style-name="P18"><text:span text:style-name="T10">[1]</text:span></text:p>
          </draw:text-box>
        </draw:frame>
        <draw:frame draw:style-name="gr3" draw:text-style-name="P21" draw:layer="layout" svg:width="1.391cm" svg:height="0.81cm" svg:x="9.06cm" svg:y="6.786cm">
          <draw:text-box>
            <text:p text:style-name="P20"><text:span text:style-name="T11">[0]</text:span></text:p>
          </draw:text-box>
        </draw:frame>
        <draw:frame draw:style-name="gr3" draw:text-style-name="P21" draw:layer="layout" svg:width="1.391cm" svg:height="0.81cm" svg:x="10.561cm" svg:y="6.786cm">
          <draw:text-box>
            <text:p text:style-name="P20"><text:span text:style-name="T11">[1]</text:span></text:p>
          </draw:text-box>
        </draw:frame>
        <draw:frame draw:style-name="gr3" draw:text-style-name="P21" draw:layer="layout" svg:width="1.391cm" svg:height="0.81cm" svg:x="12.161cm" svg:y="6.786cm">
          <draw:text-box>
            <text:p text:style-name="P20"><text:span text:style-name="T11">[2]</text:span></text:p>
          </draw:text-box>
        </draw:frame>
        <draw:frame draw:style-name="gr3" draw:text-style-name="P21" draw:layer="layout" svg:width="1.391cm" svg:height="0.81cm" svg:x="13.761cm" svg:y="6.786cm">
          <draw:text-box>
            <text:p text:style-name="P20"><text:span text:style-name="T11">[3]</text:span></text:p>
          </draw:text-box>
        </draw:frame>
        <draw:frame draw:style-name="gr3" draw:text-style-name="P21" draw:layer="layout" svg:width="1.391cm" svg:height="0.81cm" svg:x="15.361cm" svg:y="6.786cm">
          <draw:text-box>
            <text:p text:style-name="P20"><text:span text:style-name="T11">[4]</text:span></text:p>
          </draw:text-box>
        </draw:frame>
        <draw:frame draw:style-name="gr3" draw:text-style-name="P21" draw:layer="layout" svg:width="1.391cm" svg:height="0.81cm" svg:x="16.961cm" svg:y="6.786cm">
          <draw:text-box>
            <text:p text:style-name="P20"><text:span text:style-name="T11">[5]</text:span></text:p>
          </draw:text-box>
        </draw:frame>
        <draw:frame draw:style-name="gr3" draw:text-style-name="P21" draw:layer="layout" svg:width="1.391cm" svg:height="0.81cm" svg:x="18.662cm" svg:y="6.786cm">
          <draw:text-box>
            <text:p text:style-name="P20"><text:span text:style-name="T11">[6]</text:span></text:p>
          </draw:text-box>
        </draw:frame>
        <draw:frame draw:style-name="gr3" draw:text-style-name="P8" draw:layer="layout" svg:width="3.211cm" svg:height="0.89cm" svg:x="3.581cm" svg:y="3.018cm">
          <draw:text-box>
            <text:p text:style-name="P7"><text:span text:style-name="T6">maxTemps</text:span></text:p>
          </draw:text-box>
        </draw:frame>
        <draw:frame draw:style-name="gr3" draw:text-style-name="P22" draw:layer="layout" svg:width="15.162cm" svg:height="0.962cm" svg:x="6.117cm" svg:y="11.749cm">
          <draw:text-box>
            <text:p><text:span text:style-name="T12">The row index is always first, then the column index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Iterating Through Two-Dimensional Arrays</text:span></text:p>
          </draw:text-box>
        </draw:frame>
        <draw:frame draw:style-name="gr3" draw:text-style-name="P5" draw:layer="layout" svg:width="16.504cm" svg:height="8.891cm" svg:x="5.971cm" svg:y="4.054cm">
          <draw:text-box>
            <text:p xml:id="id27" text:id="id27"><text:span text:style-name="T5">// Find average max temperature</text:span></text:p>
            <text:p xml:id="id28" text:id="id28"><text:span text:style-name="T5">double sum = 0.0;</text:span></text:p>
            <text:p xml:id="id29" text:id="id29"><text:span text:style-name="T5">int nRows = maxTemps.length;</text:span></text:p>
            <text:p xml:id="id30" text:id="id30"><text:span text:style-name="T5">int nCols = maxTemps[0].length;</text:span></text:p>
            <text:p><text:span text:style-name="T5"/></text:p>
            <text:p xml:id="id31" text:id="id31"><text:span text:style-name="T5">for (int row = 0; row &lt; nRows; row++) {</text:span></text:p>
            <text:p xml:id="id32" text:id="id32"><text:span text:style-name="T5"><text:s text:c="3"/></text:span><text:span text:style-name="T5">for (int col = 0; col &lt; nCols; col++) {</text:span></text:p>
            <text:p xml:id="id33" text:id="id33"><text:span text:style-name="T5"><text:s text:c="6"/></text:span><text:span text:style-name="T5">sum = sum + maxTemps[row][col];</text:span></text:p>
            <text:p xml:id="id34" text:id="id34"><text:span text:style-name="T5"><text:s text:c="3"/></text:span><text:span text:style-name="T5">}</text:span></text:p>
            <text:p xml:id="id35" text:id="id35"><text:span text:style-name="T5">}</text:span></text:p>
            <text:p><text:span text:style-name="T5"/></text:p>
            <text:p xml:id="id36" text:id="id36"><text:span text:style-name="T5">double average = sum / (nRows * nCols);</text:span></text:p>
          </draw:text-box>
        </draw:frame>
        <draw:custom-shape draw:style-name="gr16" draw:text-style-name="P24" xml:id="id37" draw:id="id37" draw:layer="layout" svg:width="7.52cm" svg:height="2.198cm" svg:x="19.594cm" svg:y="3.034cm">
          <text:p text:style-name="P23"><text:span text:style-name="T13">Get number of rows and</text:span></text:p>
          <text:p text:style-name="P23"><text:span text:style-name="T13">columns for convenience</text:span></text:p>
          <text:p text:style-name="P23"><text:span text:style-name="T13">and readability</text:span></text:p>
          <draw:enhanced-geometry svg:viewBox="0 0 21600 21600" draw:glue-points="10800 0 0 10800 10800 21600 21600 10800 ?f40 ?f41" draw:text-areas="0 0 21600 21600" draw:type="rectangular-callout" draw:modifiers="-6289.58915037894 29330.42291950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6" xml:id="id38" draw:id="id38" draw:layer="layout" svg:width="5.421cm" svg:height="2.209cm" svg:x="0.55cm" svg:y="7.379cm">
          <text:p text:style-name="P25"><text:span text:style-name="T14">Use meaningful</text:span></text:p>
          <text:p text:style-name="P25"><text:span text:style-name="T14">names for indexes</text:span></text:p>
          <text:p text:style-name="P25"><text:span text:style-name="T14">instead of </text:span><text:span text:style-name="T6">i</text:span><text:span text:style-name="T14"> and </text:span><text:span text:style-name="T6">j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White" style:display-name="Filled White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6cm" fo:min-width="4.072cm" fo:padding-top="0.151cm" fo:padding-bottom="0.151cm" fo:padding-left="0.276cm" fo:padding-right="0.276cm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1-10T14:32:22.864086650</dc:date>
    <meta:editing-duration>P5DT18H18M44S</meta:editing-duration>
    <meta:editing-cycles>1305</meta:editing-cycles>
    <meta:generator>LibreOffice/7.1.6.2$Linux_X86_64 LibreOffice_project/0e133318fcee89abacd6a7d077e292f1145735c3</meta:generator>
    <meta:document-statistic meta:object-count="187"/>
  </office:meta>
</office:document-meta>
</file>